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602" officeooo:paragraph-rsid="00125602"/>
    </style:style>
    <style:style style:name="P2" style:family="paragraph" style:parent-style-name="Standard">
      <style:text-properties officeooo:rsid="00132ac7" officeooo:paragraph-rsid="00132ac7"/>
    </style:style>
    <style:style style:name="P3" style:family="paragraph" style:parent-style-name="Standard">
      <style:text-properties officeooo:rsid="0013e336" officeooo:paragraph-rsid="0013e336"/>
    </style:style>
    <style:style style:name="P4" style:family="paragraph" style:parent-style-name="Standard">
      <style:text-properties officeooo:rsid="0013e336" officeooo:paragraph-rsid="0013e336"/>
    </style:style>
    <style:style style:name="P5" style:family="paragraph" style:parent-style-name="Standard">
      <style:text-properties officeooo:rsid="001540ed" officeooo:paragraph-rsid="001540ed"/>
    </style:style>
    <style:style style:name="P6" style:family="paragraph" style:parent-style-name="Standard">
      <style:text-properties officeooo:rsid="00163785" officeooo:paragraph-rsid="00163785"/>
    </style:style>
    <style:style style:name="P7" style:family="paragraph" style:parent-style-name="Standard">
      <style:text-properties officeooo:rsid="00179f22" officeooo:paragraph-rsid="00179f22"/>
    </style:style>
    <style:style style:name="P8" style:family="paragraph" style:parent-style-name="Standard">
      <style:text-properties officeooo:rsid="0018675f" officeooo:paragraph-rsid="0018675f"/>
    </style:style>
    <style:style style:name="P9" style:family="paragraph" style:parent-style-name="Standard">
      <style:text-properties officeooo:rsid="0019cf45" officeooo:paragraph-rsid="0019cf45"/>
    </style:style>
    <style:style style:name="T1" style:family="text">
      <style:text-properties officeooo:rsid="0013e3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 </text:p>
      <text:p text:style-name="P1"/>
      <text:p text:style-name="P1">Time from CLIENT_CLIENT_HELLO_START to CLIENT_CLIENT_HELLO_END: 114 us</text:p>
      <text:p text:style-name="P1">Time from CLIENT_SERVER_HELLO_START to CLIENT_SERVER_HELLO_END: 3723 us</text:p>
      <text:p text:style-name="P1">Time from CLIENT_CERT_VALIDATION_START to CLIENT_CERT_VALIDATION_END: 448 us</text:p>
      <text:p text:style-name="P1">Time from CLIENT_SERVER_CERTIFICATE_START to CLIENT_SERVER_CERTIFICATE_END: 463 us</text:p>
      <text:p text:style-name="P1">Time from CLIENT_CLIENT_KEY_EXCHANGE_START to CLIENT_CLIENT_KEY_EXCHANGE_END: 16 us</text:p>
      <text:p text:style-name="P1">Time from CLIENT_SERVER_HELLO_DONE_START to CLIENT_SERVER_HELLO_DONE_END: 0 us</text:p>
      <text:p text:style-name="P1">Time from CLIENT_CLIENT_KEY_EXCHANGE_START to CLIENT_CLIENT_KEY_EXCHANGE_END: 346 us</text:p>
      <text:p text:style-name="P1">Time from CLIENT_EXTENDED_FINISHED_START to CLIENT_EXTENDED_FINISHED_END: 193 us</text:p>
      <text:p text:style-name="P1">Time from CLIENT_HANDSHAKE_START to CLIENT_HANDSHAKE_END: 16032 us</text:p>
      <text:p text:style-name="P1"/>
      <text:p text:style-name="P1">Server</text:p>
      <text:p text:style-name="P1"/>
      <text:p text:style-name="P1">Time from SERVER_CLIENT_HELLO_START to SERVER_CLIENT_HELLO_END: 1330 us</text:p>
      <text:p text:style-name="P1">Time from SERVER_SERVER_HELLO_START to SERVER_SERVER_HELLO_END: 71 us</text:p>
      <text:p text:style-name="P1">Time from SERVER_SERVER_HELLO_DONE_START to SERVER_SERVER_HELLO_DONE_END: 1 us</text:p>
      <text:p text:style-name="P1">Time from SERVER_SERVER_CCS_START to SERVER_SERVER_CCS_END: 7 us</text:p>
      <text:p text:style-name="P1">Time from SERVER_SERVER_FINISHED_START to SERVER_SERVER_FINISHED_END: 39 us</text:p>
      <text:p text:style-name="P1">Time from SERVER_SERVER_EXTENDED_FINISHED_START to SERVER_SERVER_EXTENDED_FINISHED_END: 4088 us</text:p>
      <text:p text:style-name="P1">Time from SERVER_ACCEPT_START to SERVER_ACCEPT_END: 15381 us</text:p>
      <text:p text:style-name="P1">Time from SERVER_HANDSHAKE_START to SERVER_HANDSHAKE_END: 15404 us</text:p>
      <text:p text:style-name="P1"/>
      <text:p text:style-name="P1">EC_POINT_mul</text:p>
      <text:p text:style-name="P1">Client: 1270 us</text:p>
      <text:p text:style-name="P1">Server: 1199 us</text:p>
      <text:p text:style-name="P1"/>
      <text:p text:style-name="P2">91 <text:span text:style-name="T1">add ch</text:span></text:p>
      <text:p text:style-name="P2">115 <text:span text:style-name="T1">parse ch</text:span></text:p>
      <text:p text:style-name="P3">121 add sh</text:p>
      <text:p text:style-name="P3">98 parse sh</text:p>
      <text:p text:style-name="P3"/>
      <text:p text:style-name="P5">split</text:p>
      <text:p text:style-name="P5">Time from CLIENT_CLIENT_HELLO_START to CLIENT_CLIENT_HELLO_END: 71 us</text:p>
      <text:p text:style-name="P5">Time from CLIENT_SERVER_HELLO_START to CLIENT_SERVER_HELLO_END: 1068 us</text:p>
      <text:p text:style-name="P5">Time from CLIENT_CERT_VALIDATION_START to CLIENT_CERT_VALIDATION_END: 443 us</text:p>
      <text:p text:style-name="P5">Time from CLIENT_SERVER_CERTIFICATE_START to CLIENT_SERVER_CERTIFICATE_END: 459 us</text:p>
      <text:p text:style-name="P5">Time from CLIENT_CLIENT_KEY_EXCHANGE_START to CLIENT_CLIENT_KEY_EXCHANGE_END: 15 us</text:p>
      <text:p text:style-name="P5">Time from CLIENT_SERVER_HELLO_DONE_START to CLIENT_SERVER_HELLO_DONE_END: 0 us</text:p>
      <text:p text:style-name="P5"><text:soft-page-break/>Time from CLIENT_CLIENT_KEY_EXCHANGE_START to CLIENT_CLIENT_KEY_EXCHANGE_END: 300 us</text:p>
      <text:p text:style-name="P5">Time from CLIENT_CLIENT_KEY_EXCHANGE_START to CLIENT_CLIENT_KEY_EXCHANGE_END: 386 us</text:p>
      <text:p text:style-name="P5">Time from CLIENT_HANDSHAKE_START to CLIENT_HANDSHAKE_END: 9518 us</text:p>
      <text:p text:style-name="P5"/>
      <text:p text:style-name="P5">matls</text:p>
      <text:p text:style-name="P5">Time from CLIENT_CLIENT_HELLO_START to CLIENT_CLIENT_HELLO_END: 87 us</text:p>
      <text:p text:style-name="P5">Time from CLIENT_SERVER_HELLO_START to CLIENT_SERVER_HELLO_END: 1852 us</text:p>
      <text:p text:style-name="P5">Time from CLIENT_CERT_VALIDATION_START to CLIENT_CERT_VALIDATION_END: 461 us</text:p>
      <text:p text:style-name="P5">Time from CLIENT_SERVER_CERTIFICATE_START to CLIENT_SERVER_CERTIFICATE_END: 481 us</text:p>
      <text:p text:style-name="P5">Time from CLIENT_CLIENT_KEY_EXCHANGE_START to CLIENT_CLIENT_KEY_EXCHANGE_END: 17 us</text:p>
      <text:p text:style-name="P5">Time from CLIENT_SERVER_HELLO_DONE_START to CLIENT_SERVER_HELLO_DONE_END: 0 us</text:p>
      <text:p text:style-name="P5">Time from CLIENT_GENERATE_ACCOUNTABILITY_KEYS_START to CLIENT_GENERATE_ACCOUNTABILITY_KEYS_END: 1425 us</text:p>
      <text:p text:style-name="P5">Time from CLIENT_CLIENT_KEY_EXCHANGE_START to CLIENT_CLIENT_KEY_EXCHANGE_END: 317 us</text:p>
      <text:p text:style-name="P5">Time from CLIENT_CLIENT_KEY_EXCHANGE_START to CLIENT_CLIENT_KEY_EXCHANGE_END: 410 us</text:p>
      <text:p text:style-name="P5">Time from CLIENT_EXTENDED_FINISHED_START to CLIENT_EXTENDED_FINISHED_END: 131 us</text:p>
      <text:p text:style-name="P5">Time from CLIENT_HANDSHAKE_START to CLIENT_HANDSHAKE_END: 14085 us</text:p>
      <text:p text:style-name="P5">Time from CLIENT_MODIFICATION_RECORD_START to CLIENT_MODIFICATION_RECORD_END: 11 us</text:p>
      <text:p text:style-name="P5">Time from CLIENT_FETCH_HTML_START to CLIENT_FETCH_HTML_END: 281 us</text:p>
      <text:p text:style-name="P5"/>
      <text:p text:style-name="P6">1. 진행 상황 공유</text:p>
      <text:p text:style-name="P6">2. 뉴스레터 디자인 확인</text:p>
      <text:p text:style-name="P6"/>
      <text:p text:style-name="P7">Push - WordPress의 플러그인 필요. → 돈을 내야 함 =&gt; 페이스북 푸시</text:p>
      <text:p text:style-name="P8">IPA 필요 - 개발자 계정 필요</text:p>
      <text:p text:style-name="P8"/>
      <text:p text:style-name="P9">[7/16 논의사항]</text:p>
      <text:p text:style-name="P9">1. 돈이 들지 않는 방향으로 Iphone 퍼블리시 방안 모색 (태훈)</text:p>
      <text:p text:style-name="P9">2. 푸시는 향후에 확장되면 추가하는 것으로 (워드프레스는 유료)</text:p>
      <text:p text:style-name="P9">3. 뉴스레터 디자인 레이아웃을 앱에 맞춰서 고려 (현아)</text:p>
      <text:p text:style-name="P9">4. 모임 게시판의 레이아웃도 뉴스레터에 맞춰서 진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1:53:32.285721486</meta:creation-date>
    <dc:date>2018-07-16T22:44:39.298760586</dc:date>
    <meta:editing-duration>PT15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452" meta:character-count="3329" meta:non-whitespace-character-count="3030"/>
  </office:meta>
</office:document-meta>
</file>